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18cm"/>
    </style:style>
    <style:style style:name="co3" style:family="table-column">
      <style:table-column-properties fo:break-before="auto" style:column-width="9.103cm"/>
    </style:style>
    <style:style style:name="co4" style:family="table-column">
      <style:table-column-properties fo:break-before="auto" style:column-width="3.112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1" table:number-columns-repeated="1018" table:default-cell-style-name="ce2"/>
        <table:table-row table:style-name="ro1">
          <table:table-cell table:style-name="ce3" office:value-type="string" calcext:value-type="string">
            <text:p>mh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shelfmark</text:p>
          </table:table-cell>
          <table:table-cell table:style-name="ce6" office:value-type="string" calcext:value-type="string">
            <text:p>permalink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edited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e De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https://mdz-nbn-resolving.de/details:bsb00085086</text:p>
          </table:table-cell>
          <table:table-cell office:value-type="string" calcext:value-type="string">
            <text:p>6 Salve Regin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https://mdz-nbn-resolving.de/details:bsb00085086</text:p>
          </table:table-cell>
          <table:table-cell office:value-type="string" calcext:value-type="string">
            <text:p>6 Salve Regin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https://mdz-nbn-resolving.de/details:bsb00085086</text:p>
          </table:table-cell>
          <table:table-cell office:value-type="string" calcext:value-type="string">
            <text:p>6 Salve Regin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https://mdz-nbn-resolving.de/details:bsb00085086</text:p>
          </table:table-cell>
          <table:table-cell office:value-type="string" calcext:value-type="string">
            <text:p>6 Salve Regin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https://mdz-nbn-resolving.de/details:bsb00085086</text:p>
          </table:table-cell>
          <table:table-cell office:value-type="string" calcext:value-type="string">
            <text:p>6 Salve Regin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https://mdz-nbn-resolving.de/details:bsb00085086</text:p>
          </table:table-cell>
          <table:table-cell office:value-type="string" calcext:value-type="string">
            <text:p>6 Salve Regin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n omnem terra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egina coeli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ntate Domino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ntate Domino</text:p>
          </table:table-cell>
          <table:table-cell/>
          <table:table-cell office:value-type="string" calcext:value-type="string">
            <text:p>https://mdz-nbn-resolving.de/details:bsb00051608</text:p>
          </table:table-cell>
          <table:table-cell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icut cerv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e De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enebrae factae</text:p>
          </table:table-cell>
          <table:table-cell/>
          <table:table-cell office:value-type="string" calcext:value-type="string">
            <text:p>https://mdz-nbn-resolving.de/details:bsb11141829</text:p>
          </table:table-cell>
          <table:table-cell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Responsori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Responsori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Responsori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Diffusa est grati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In adoratione nostr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Veni creator Spiritus</text:p>
          </table:table-cell>
          <table:table-cell office:value-type="string" calcext:value-type="string">
            <text:p>Mus.ms. 4150/12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urgite Sancti Dei</text:p>
          </table:table-cell>
          <table:table-cell/>
          <table:table-cell office:value-type="string" calcext:value-type="string">
            <text:p>https://mdz-nbn-resolving.de/details:bsb00085269</text:p>
          </table:table-cell>
          <table:table-cell office:value-type="string" calcext:value-type="string">
            <text:p>3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ancti Dei omnes</text:p>
          </table:table-cell>
          <table:table-cell/>
          <table:table-cell office:value-type="string" calcext:value-type="string">
            <text:p>https://mdz-nbn-resolving.de/details:bsb00085269</text:p>
          </table:table-cell>
          <table:table-cell office:value-type="string" calcext:value-type="string">
            <text:p>3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Jesu redemptor omnium</text:p>
          </table:table-cell>
          <table:table-cell/>
          <table:table-cell office:value-type="string" calcext:value-type="string">
            <text:p>https://mdz-nbn-resolving.de/details:bsb00085269</text:p>
          </table:table-cell>
          <table:table-cell office:value-type="string" calcext:value-type="string">
            <text:p>3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Viderunt omn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ederunt princip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Ecce sacerdos magn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Ecce sacerdos magnus</text:p>
          </table:table-cell>
          <table:table-cell office:value-type="string" calcext:value-type="string">
            <text:p>Mus.ms. 4291/14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Omnes de Sab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alvos fac no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alvos fac nos</text:p>
          </table:table-cell>
          <table:table-cell office:value-type="string" calcext:value-type="string">
            <text:p>Mus.ms. 4150/9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Gloriosus Deus</text:p>
          </table:table-cell>
          <table:table-cell office:value-type="string" calcext:value-type="string">
            <text:p>Mus.ms. 4291/3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Tu es vas electioni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Tu es vas electionis</text:p>
          </table:table-cell>
          <table:table-cell office:value-type="string" calcext:value-type="string">
            <text:p>Mus.ms. 4291/4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Nunc dimitti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Ab ortu solis</text:p>
          </table:table-cell>
          <table:table-cell office:value-type="string" calcext:value-type="string">
            <text:p>Mus.ms. 4150/14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Victimae paschali laudes</text:p>
          </table:table-cell>
          <table:table-cell office:value-type="string" calcext:value-type="string">
            <text:p>Mus.ms. 4150/1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lleluia in die resurrectioni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lleluia in die resurrectionis</text:p>
          </table:table-cell>
          <table:table-cell office:value-type="string" calcext:value-type="string">
            <text:p>Mus.ms. 4150/2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onfitebuntur caeli</text:p>
          </table:table-cell>
          <table:table-cell office:value-type="string" calcext:value-type="string">
            <text:p>Mus.ms. 4291/16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Dicite in gentib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Alleluia ascendit</text:p>
          </table:table-cell>
          <table:table-cell office:value-type="string" calcext:value-type="string">
            <text:p>Mus.ms. 4150/8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Veni Sancte Spirit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Veni Sancte Spiritus</text:p>
          </table:table-cell>
          <table:table-cell office:value-type="string" calcext:value-type="string">
            <text:p>Mus.ms. 4150/11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Benedictus 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Benedictus es</text:p>
          </table:table-cell>
          <table:table-cell office:value-type="string" calcext:value-type="string">
            <text:p>Mus.ms. 4150/13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Exsultabunt Sancti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Exsultabunt sancti</text:p>
          </table:table-cell>
          <table:table-cell office:value-type="string" calcext:value-type="string">
            <text:p>Mus.ms. 4291/6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Priusquam te formarem</text:p>
          </table:table-cell>
          <table:table-cell office:value-type="string" calcext:value-type="string">
            <text:p>Mus.ms. 4291/8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onstitues eo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Benedicta et venerabili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Adiuvabit ea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Dilexisti iustitia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Dilexisti iustitiam</text:p>
          </table:table-cell>
          <table:table-cell office:value-type="string" calcext:value-type="string">
            <text:p>Mus.ms. 4291/9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peciosus form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Probasti Domin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Nimis honorati sun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Nimis honorati sunt</text:p>
          </table:table-cell>
          <table:table-cell office:value-type="string" calcext:value-type="string">
            <text:p>Mus.ms. 4291/15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Benedicite Domin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Iuravit Dominum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Locus iste</text:p>
          </table:table-cell>
          <table:table-cell/>
          <table:table-cell office:value-type="string" calcext:value-type="string">
            <text:p>https://mdz-nbn-resolving.de/details:bsb00108408</text:p>
          </table:table-cell>
          <table:table-cell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Locus ist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Timete Domin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Dilectus me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ollite portas</text:p>
          </table:table-cell>
          <table:table-cell office:value-type="string" calcext:value-type="string">
            <text:p>Mus.ms. 4291/10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Ave Mari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Ave Maria</text:p>
          </table:table-cell>
          <table:table-cell office:value-type="string" calcext:value-type="string">
            <text:p>Mus.ms. 4291/11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Justus ut palm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Tecum principium</text:p>
          </table:table-cell>
          <table:table-cell/>
          <table:table-cell office:value-type="string" calcext:value-type="string">
            <text:p>https://mdz-nbn-resolving.de/details:bsb11151760</text:p>
          </table:table-cell>
          <table:table-cell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Tecum principi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Benedictus qui veni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Benedictus qui venit</text:p>
          </table:table-cell>
          <table:table-cell office:value-type="string" calcext:value-type="string">
            <text:p>Mus.ms. 4291/2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tella caeli exstirpavi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Tu es Petr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Tu es Petrus</text:p>
          </table:table-cell>
          <table:table-cell office:value-type="string" calcext:value-type="string">
            <text:p>Mus.ms. 4291/5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Beatus vir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Oculi omni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Alleluia confitemini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Alleluia confitemini</text:p>
          </table:table-cell>
          <table:table-cell office:value-type="string" calcext:value-type="string">
            <text:p>Mus.ms. 4150/10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Domine quis habitabit</text:p>
          </table:table-cell>
          <table:table-cell office:value-type="string" calcext:value-type="string">
            <text:p>Mus.ms. 4291/7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antum ergo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Ecce virgo concipiet</text:p>
          </table:table-cell>
          <table:table-cell office:value-type="string" calcext:value-type="string">
            <text:p>Mus.ms. 4291/13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Ne timeas Mari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Ne timeas Maria</text:p>
          </table:table-cell>
          <table:table-cell office:value-type="string" calcext:value-type="string">
            <text:p>Mus.ms. 4291/12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Beatus vir</text:p>
          </table:table-cell>
          <table:table-cell table:number-columns-repeated="2"/>
          <table:table-cell office:value-type="string" calcext:value-type="string">
            <text:p>only ob part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Te De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Universi qui te exspectant</text:p>
          </table:table-cell>
          <table:table-cell/>
          <table:table-cell office:value-type="string" calcext:value-type="string">
            <text:p>https://mdz-nbn-resolving.de/details:bsb11145687</text:p>
          </table:table-cell>
          <table:table-cell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Universi qui te exspectant</text:p>
          </table:table-cell>
          <table:table-cell/>
          <table:table-cell office:value-type="string" calcext:value-type="string">
            <text:p>https://mdz-nbn-resolving.de/details:bsb00084993</text:p>
          </table:table-cell>
          <table:table-cell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Universi qui te exspectan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Ex Sion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Qui sedes Domin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Prope 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Adiutor in opportunitatib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Sciant gent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Tu es De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Tribulations cordis me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Tantum ergo</text:p>
          </table:table-cell>
          <table:table-cell/>
          <table:table-cell office:value-type="string" calcext:value-type="string">
            <text:p>https://mdz-nbn-resolving.de/details:bsb00114516</text:p>
          </table:table-cell>
          <table:table-cell office:value-type="string" calcext:value-type="string">
            <text:p>also contains 5 other Tantum by von Winter and Danzi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Exsurge Domin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Laetatus s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Eripe m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Alleluia cognoverun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Alleluia cognoverunt</text:p>
          </table:table-cell>
          <table:table-cell office:value-type="string" calcext:value-type="string">
            <text:p>Mus.ms. 4150/3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Alleluia redemptione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Alleluia redemptionem</text:p>
          </table:table-cell>
          <table:table-cell office:value-type="string" calcext:value-type="string">
            <text:p>Mus.ms. 4150/4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Alleluia dexter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Alleluia dexter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Alleluia dextera</text:p>
          </table:table-cell>
          <table:table-cell office:value-type="string" calcext:value-type="string">
            <text:p>Mus.ms. 4150/5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Alleluia surrexi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Alleluia surrexit</text:p>
          </table:table-cell>
          <table:table-cell office:value-type="string" calcext:value-type="string">
            <text:p>Mus.ms. 4150/6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Alleluia regnavi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Alleluia regnavit</text:p>
          </table:table-cell>
          <table:table-cell office:value-type="string" calcext:value-type="string">
            <text:p>Mus.ms. 4150/7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Ad Dominum c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Ad Dominum cum</text:p>
          </table:table-cell>
          <table:table-cell office:value-type="string" calcext:value-type="string">
            <text:p>Mus.ms. 4150/15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Iacta cogitat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Iacta cogitatum</text:p>
          </table:table-cell>
          <table:table-cell office:value-type="string" calcext:value-type="string">
            <text:p>Mus.ms. 4150/16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Propitius esto Domin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Propitius esto Domine</text:p>
          </table:table-cell>
          <table:table-cell office:value-type="string" calcext:value-type="string">
            <text:p>Mus.ms. 4150/17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onvertere Domin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onvertere Domine</text:p>
          </table:table-cell>
          <table:table-cell office:value-type="string" calcext:value-type="string">
            <text:p>Mus.ms. 4150/19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Domine Dominus noster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Domine Dominus noster</text:p>
          </table:table-cell>
          <table:table-cell office:value-type="string" calcext:value-type="string">
            <text:p>Mus.ms. 4150/22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Benedicam Domin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Benedicam Dominum</text:p>
          </table:table-cell>
          <table:table-cell office:value-type="string" calcext:value-type="string">
            <text:p>Mus.ms. 4150/24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De profundi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De profundis</text:p>
          </table:table-cell>
          <table:table-cell office:value-type="string" calcext:value-type="string">
            <text:p>Mus.ms. 4150/35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Benedictus Domin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Misit Domin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Timebunt gent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Protector noster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Protector noster</text:p>
          </table:table-cell>
          <table:table-cell office:value-type="string" calcext:value-type="string">
            <text:p>Mus.ms. 4150/18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Venite filii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Venite filii</text:p>
          </table:table-cell>
          <table:table-cell office:value-type="string" calcext:value-type="string">
            <text:p>Mus.ms. 4150/20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Esto mihi</text:p>
          </table:table-cell>
          <table:table-cell office:value-type="string" calcext:value-type="string">
            <text:p>Mus.ms. 4150/21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Esto mihi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ustodi m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In Deo speravi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In Deo speravit</text:p>
          </table:table-cell>
          <table:table-cell office:value-type="string" calcext:value-type="string">
            <text:p>Mus.ms. 4150/23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Respice Domin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Respice Domine</text:p>
          </table:table-cell>
          <table:table-cell office:value-type="string" calcext:value-type="string">
            <text:p>Mus.ms. 4150/25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Bonum est confidere</text:p>
          </table:table-cell>
          <table:table-cell office:value-type="string" calcext:value-type="string">
            <text:p>Mus.ms. 4150/26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Bonum est confiteri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Bonum est confiteri</text:p>
          </table:table-cell>
          <table:table-cell office:value-type="string" calcext:value-type="string">
            <text:p>Mus.ms. 4150/27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Beata gens cui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Beata gens cuius</text:p>
          </table:table-cell>
          <table:table-cell office:value-type="string" calcext:value-type="string">
            <text:p>Mus.ms. 4150/28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aro mea ver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Laetatus s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Laetatus sum</text:p>
          </table:table-cell>
          <table:table-cell office:value-type="string" calcext:value-type="string">
            <text:p>Mus.ms. 4150/29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Dirigatur oratio meo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Dirigatur oratio meo</text:p>
          </table:table-cell>
          <table:table-cell office:value-type="string" calcext:value-type="string">
            <text:p>Mus.ms. 4150/30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Domine refugi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Domine refugium</text:p>
          </table:table-cell>
          <table:table-cell office:value-type="string" calcext:value-type="string">
            <text:p>Mus.ms. 4150/32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Ecce quam bon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Ecce quam bonum</text:p>
          </table:table-cell>
          <table:table-cell office:value-type="string" calcext:value-type="string">
            <text:p>Mus.ms. 4150/33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Liberasti no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Liberasti nos</text:p>
          </table:table-cell>
          <table:table-cell office:value-type="string" calcext:value-type="string">
            <text:p>Mus.ms. 4150/34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Paratum cor me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Paratum cor meus</text:p>
          </table:table-cell>
          <table:table-cell office:value-type="string" calcext:value-type="string">
            <text:p>Mus.ms. 4150/31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Salve Regin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Wenn ich o Schöpfer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Bußgesang in der Fastenszeit</text:p>
          </table:table-cell>
          <table:table-cell/>
          <table:table-cell office:value-type="string" calcext:value-type="string">
            <text:p>https://mdz-nbn-resolving.de/details:bsb11134574</text:p>
          </table:table-cell>
          <table:table-cell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Bußgesang in der Fastenszei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Das Gebe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alve regin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Virgo prudentissim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https://mdz-nbn-resolving.de/details:bsb00084925</text:p>
          </table:table-cell>
          <table:table-cell office:value-type="string" calcext:value-type="string">
            <text:p>2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Gaude virgo</text:p>
          </table:table-cell>
          <table:table-cell/>
          <table:table-cell office:value-type="string" calcext:value-type="string">
            <text:p>https://mdz-nbn-resolving.de/details:bsb00084925</text:p>
          </table:table-cell>
          <table:table-cell office:value-type="string" calcext:value-type="string">
            <text:p>2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https://mdz-nbn-resolving.de/details:bsb00043162</text:p>
          </table:table-cell>
          <table:table-cell office:value-type="string" calcext:value-type="string">
            <text:p>2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Germinavit radix jesse</text:p>
          </table:table-cell>
          <table:table-cell/>
          <table:table-cell office:value-type="string" calcext:value-type="string">
            <text:p>https://mdz-nbn-resolving.de/details:bsb00043162</text:p>
          </table:table-cell>
          <table:table-cell office:value-type="string" calcext:value-type="string">
            <text:p>2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Ecce ancill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ub tu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Hodie scieti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Hodie scietis</text:p>
          </table:table-cell>
          <table:table-cell office:value-type="string" calcext:value-type="string">
            <text:p>Mus.ms. 4291/1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Ipsa virgo virgin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Tenuisti man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Alleluia confitemini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Bußgesang in der Fastenszei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Der Christ auf Golgath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 table:number-rows-repeated="104839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F177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1T09:11:25.323427243</meta:creation-date>
    <dc:date>2023-04-07T16:13:35.293682964</dc:date>
    <meta:editing-duration>PT4H34M37S</meta:editing-duration>
    <meta:editing-cycles>149</meta:editing-cycles>
    <meta:generator>LibreOffice/7.5.2.2$Linux_X86_64 LibreOffice_project/50$Build-2</meta:generator>
    <meta:document-statistic meta:table-count="1" meta:cell-count="723" meta:object-count="0"/>
  </office:meta>
</office:document-meta>
</file>